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Tempo" style:family="table-column">
      <style:table-column-properties fo:break-before="auto" style:column-width="0.6666666666666666in"/>
    </style:style>
    <style:style style:name="_row-Tempo" style:family="table-row">
      <style:table-row-properties style:row-height="0.17708333333333331in" fo:break-before="auto"/>
    </style:style>
    <style:style style:name="1col-Tempo" style:family="table-column">
      <style:table-column-properties fo:break-before="auto" style:column-width="0.35416666666666663in"/>
    </style:style>
    <style:style style:name="2col-Tempo" style:family="table-column">
      <style:table-column-properties fo:break-before="auto" style:column-width="2.65625in"/>
    </style:style>
    <style:style style:name="3col-Tempo" style:family="table-column">
      <style:table-column-properties fo:break-before="auto" style:column-width="1.0625in"/>
    </style:style>
    <style:style style:name="6col-Tempo" style:family="table-column">
      <style:table-column-properties fo:break-before="auto" style:column-width="1.0208333333333333in"/>
    </style:style>
    <number:number-style style:name="N1,1cel-Tempo" style:volatile="true">
      <number:number number:min-integer-digits="1" number:decimal-places="2" number:decimal-replacement=""/>
    </number:number-style>
    <style:style style:name="1,1cel-Tempo" style:family="table-cell" style:parent-style-name="Default" style:data-style-name="N1,1cel-Tempo">
      <style:text-properties style:font-name="Arial" fo:font-weight="bold"/>
    </style:style>
    <style:style style:name="1,3cel-Tempo" style:family="table-cell" style:parent-style-name="Default" style:data-style-name="N1,1cel-Tempo">
      <style:text-properties style:font-name="Arial" fo:font-weight="bold"/>
    </style:style>
    <number:number-style style:name="N1,4cel-Tempo" style:volatile="true">
      <number:number number:min-integer-digits="1" number:decimal-places="2" number:decimal-replacement=""/>
    </number:number-style>
    <style:style style:name="1,4cel-Tempo" style:family="table-cell" style:parent-style-name="Default" style:data-style-name="N1,4cel-Tempo">
      <style:text-properties style:font-name="Arial"/>
    </style:style>
    <number:number-style style:name="N4,1cel-Tempo" style:volatile="true">
      <number:number number:min-integer-digits="1" number:decimal-places="2" number:decimal-replacement=""/>
    </number:number-style>
    <style:style style:name="4,1cel-Tempo" style:family="table-cell" style:parent-style-name="Default" style:data-style-name="N4,1cel-Tempo">
      <style:table-cell-properties fo:border-bottom="0.0008in solid #000000" fo:border-left="none" fo:border-right="none" fo:border-top="none"/>
      <style:text-properties style:font-name="Arial"/>
    </style:style>
    <number:number-style style:name="N5,1cel-Tempo" style:volatile="true">
      <number:number number:min-integer-digits="1" number:decimal-places="2" number:decimal-replacement=""/>
    </number:number-style>
    <style:style style:name="5,1cel-Tempo" style:family="table-cell" style:parent-style-name="Default" style:data-style-name="N5,1cel-Tempo">
      <style:table-cell-properties fo:border-bottom="0.0008in solid #000000" fo:border-left="0.0008in solid #000000" fo:border-right="0.0008in solid #000000" fo:border-top="0.0008in solid #000000"/>
      <style:paragraph-properties fo:text-align="center"/>
      <style:text-properties style:font-name="Arial" fo:font-weight="bold"/>
    </style:style>
    <number:number-style style:name="N5,6cel-Tempo" style:volatile="true">
      <number:number number:min-integer-digits="1" number:decimal-places="2" number:decimal-replacement=""/>
    </number:number-style>
    <style:style style:name="5,6cel-Tempo" style:family="table-cell" style:parent-style-name="Default" style:data-style-name="N5,6cel-Tempo">
      <style:table-cell-properties fo:border-bottom="none" fo:border-left="0.0008in solid #000000" fo:border-right="none" fo:border-top="none"/>
      <style:text-properties style:font-name="Arial"/>
    </style:style>
    <number:number-style style:name="N7,1cel-Tempo" style:volatile="true">
      <number:number number:min-integer-digits="1" number:decimal-places="2" number:decimal-replacement=""/>
    </number:number-style>
    <style:style style:name="7,1cel-Tempo" style:family="table-cell" style:parent-style-name="Default" style:data-style-name="N7,1cel-Tempo">
      <style:table-cell-properties fo:border-bottom="0.0008in solid #000000" fo:border-left="0.0008in solid #000000" fo:border-right="none" fo:border-top="0.0008in solid #000000"/>
      <style:text-properties style:font-name="Arial" fo:font-weight="bold"/>
    </style:style>
    <number:time-style style:name="N7,3cel-Tempo">
      <number:hours number:style="long"/>
      <number:text>:</number:text>
      <number:minutes number:style="long"/>
      <number:text>:</number:text>
      <number:seconds number:style="long"/>
    </number:time-style>
    <style:style style:name="7,3cel-Tempo" style:family="table-cell" style:parent-style-name="Default" style:data-style-name="N7,3cel-Tempo">
      <style:table-cell-properties fo:border-bottom="0.0008in solid #000000" fo:border-left="0.0008in solid #000000" fo:border-right="0.0008in solid #000000" fo:border-top="0.0008in solid #000000"/>
      <style:text-properties style:font-name="Arial"/>
    </style:style>
    <number:number-style style:name="N15,1cel-Tempo" style:volatile="true">
      <number:number number:min-integer-digits="1" number:decimal-places="2" number:decimal-replacement=""/>
    </number:number-style>
    <style:style style:name="15,1cel-Tempo" style:family="table-cell" style:parent-style-name="Default" style:data-style-name="N15,1cel-Tempo">
      <style:table-cell-properties fo:border-bottom="none" fo:border-left="none" fo:border-right="none" fo:border-top="0.0008in solid #000000"/>
      <style:text-properties style:font-name="Arial"/>
    </style:style>
    <number:number-style style:name="N15,2cel-Tempo" style:volatile="true">
      <number:number number:min-integer-digits="1" number:decimal-places="2" number:decimal-replacement=""/>
    </number:number-style>
    <style:style style:name="15,2cel-Tempo" style:family="table-cell" style:parent-style-name="Default" style:data-style-name="N15,2cel-Tempo">
      <style:table-cell-properties fo:border-bottom="none" fo:border-left="none" fo:border-right="0.0008in solid #000000" fo:border-top="0.0008in solid #000000"/>
      <style:paragraph-properties fo:text-align="end"/>
      <style:text-properties style:font-name="Arial" fo:font-weight="bold"/>
    </style:style>
    <number:number-style style:name="N20,1cel-Tempo" style:volatile="true">
      <number:number number:min-integer-digits="1" number:decimal-places="2" number:decimal-replacement=""/>
    </number:number-style>
    <style:style style:name="20,1cel-Tempo" style:family="table-cell" style:parent-style-name="Default" style:data-style-name="N20,1cel-Tempo">
      <style:table-cell-properties fo:border-bottom="none" fo:border-left="0.0008in solid #000000" fo:border-right="none" fo:border-top="0.0008in solid #000000"/>
      <style:text-properties style:font-name="Arial"/>
    </style:style>
    <number:number-style style:name="N20,2cel-Tempo" style:volatile="true">
      <number:number number:min-integer-digits="1" number:decimal-places="2" number:decimal-replacement=""/>
    </number:number-style>
    <style:style style:name="20,2cel-Tempo" style:family="table-cell" style:parent-style-name="Default" style:data-style-name="N20,2cel-Tempo">
      <style:table-cell-properties fo:border-bottom="0.0008in solid #000000" fo:border-left="none" fo:border-right="0.0008in solid #000000" fo:border-top="0.0008in solid #000000"/>
      <style:text-properties style:font-name="Arial"/>
    </style:style>
    <number:date-style style:name="N20,3cel-Tempo">
      <number:day/>
      <number:text>/</number:text>
      <number:month/>
      <number:text>/</number:text>
      <number:year/>
    </number:date-style>
    <style:style style:name="20,3cel-Tempo" style:family="table-cell" style:parent-style-name="Default" style:data-style-name="N20,3cel-Tempo">
      <style:table-cell-properties fo:border-bottom="0.0008in solid #000000" fo:border-left="0.0008in solid #000000" fo:border-right="0.0008in solid #000000" fo:border-top="0.0008in solid #000000"/>
      <style:text-properties style:font-name="Arial"/>
    </style:style>
    <number:time-style style:name="N20,4cel-Tempo">
      <number:hours number:style="long"/>
      <number:text>:</number:text>
      <number:minutes number:style="long"/>
    </number:time-style>
    <style:style style:name="20,4cel-Tempo" style:family="table-cell" style:parent-style-name="Default" style:data-style-name="N20,4cel-Tempo">
      <style:table-cell-properties fo:border-bottom="0.0008in solid #000000" fo:border-left="0.0008in solid #000000" fo:border-right="0.0008in solid #000000" fo:border-top="0.0008in solid #000000"/>
      <style:text-properties style:font-name="Arial"/>
    </style:style>
    <number:number-style style:name="N28,1cel-Tempo" style:volatile="true">
      <number:number number:min-integer-digits="1" number:decimal-places="2" number:decimal-replacement=""/>
    </number:number-style>
    <style:style style:name="28,1cel-Tempo" style:family="table-cell" style:parent-style-name="Default" style:data-style-name="N28,1cel-Tempo">
      <style:table-cell-properties fo:border-bottom="0.0008in solid #000000" fo:border-left="0.0008in solid #000000" fo:border-right="none" fo:border-top="none"/>
      <style:text-properties style:font-name="Arial"/>
    </style:style>
    <number:number-style style:name="N28,2cel-Tempo" style:volatile="true">
      <number:number number:min-integer-digits="1" number:decimal-places="2" number:decimal-replacement=""/>
    </number:number-style>
    <style:style style:name="28,2cel-Tempo" style:family="table-cell" style:parent-style-name="Default" style:data-style-name="N28,2cel-Tempo">
      <style:table-cell-properties fo:border-bottom="0.0008in solid #000000" fo:border-left="none" fo:border-right="none" fo:border-top="0.0008in solid #000000"/>
      <style:text-properties style:font-name="Arial"/>
    </style:style>
    <number:time-style style:name="N28,4cel-Tempo">
      <number:hours number:style="long"/>
      <number:text>:</number:text>
      <number:minutes number:style="long"/>
      <number:text>:</number:text>
      <number:seconds number:style="long"/>
    </number:time-style>
    <style:style style:name="28,4cel-Tempo" style:family="table-cell" style:parent-style-name="Default" style:data-style-name="N28,4cel-Tempo">
      <style:table-cell-properties fo:border-bottom="0.0008in solid #000000" fo:border-left="none" fo:border-right="none" fo:border-top="0.0008in solid #000000"/>
      <style:text-properties style:font-name="Arial"/>
    </style:style>
    <number:time-style style:name="N28,5cel-Tempo">
      <number:hours number:style="long"/>
      <number:text>:</number:text>
      <number:minutes number:style="long"/>
      <number:text>:</number:text>
      <number:seconds number:style="long"/>
    </number:time-style>
    <style:style style:name="28,5cel-Tempo" style:family="table-cell" style:parent-style-name="Default" style:data-style-name="N28,5cel-Tempo">
      <style:table-cell-properties fo:border-bottom="0.0008in solid #000000" fo:border-left="none" fo:border-right="0.0008in solid #000000" fo:border-top="0.0008in solid #000000"/>
      <style:text-properties style:font-name="Arial"/>
    </style:style>
    <style:style style:name="_col-Observações" style:family="table-column">
      <style:table-column-properties fo:break-before="auto" style:column-width="0.6666666666666666in"/>
    </style:style>
    <style:style style:name="_row-Observações" style:family="table-row">
      <style:table-row-properties style:row-height="0.17708333333333331in" fo:break-before="auto"/>
    </style:style>
    <style:style style:name="1col-Observações" style:family="table-column">
      <style:table-column-properties fo:break-before="auto" style:column-width="0.8854166666666666in"/>
    </style:style>
    <style:style style:name="2col-Observações" style:family="table-column">
      <style:table-column-properties fo:break-before="auto" style:column-width="0.65625in"/>
    </style:style>
  </office:automatic-styles>
  <office:body>
    <office:spreadsheet>
      <table:table table:name="Tempo">
        <table:table-column table:style-name="1col-Tempo" table:default-cell-style-name="Default"/>
        <table:table-column table:style-name="2col-Tempo" table:default-cell-style-name="Default"/>
        <table:table-column table:style-name="3col-Tempo" table:number-columns-repeated="3" table:default-cell-style-name="Default"/>
        <table:table-column table:style-name="6col-Tempo" table:default-cell-style-name="Default"/>
        <table:table-row table:style-name="_row-Tempo">
          <table:table-cell table:style-name="1,1cel-Tempo" table:number-columns-spanned="2" office:value-type="string">
            <text:p>Projeto – Modelo – v01.01</text:p>
          </table:table-cell>
          <table:covered-table-cell/>
          <table:table-cell table:style-name="1,3cel-Tempo"/>
          <table:table-cell table:style-name="1,4cel-Tempo"/>
          <table:table-cell table:style-name="1,4cel-Tempo"/>
          <table:table-cell table:style-name="1,4cel-Tempo"/>
        </table:table-row>
        <table:table-row table:style-name="_row-Tempo">
          <table:table-cell table:style-name="1,4cel-Tempo"/>
          <table:table-cell table:style-name="1,4cel-Tempo"/>
          <table:table-cell table:style-name="1,4cel-Tempo"/>
          <table:table-cell table:style-name="1,4cel-Tempo"/>
          <table:table-cell table:style-name="1,4cel-Tempo"/>
          <table:table-cell table:style-name="1,4cel-Tempo"/>
        </table:table-row>
        <table:table-row table:style-name="_row-Tempo">
          <table:table-cell table:style-name="1,4cel-Tempo"/>
          <table:table-cell table:style-name="1,4cel-Tempo"/>
          <table:table-cell table:style-name="1,4cel-Tempo"/>
          <table:table-cell table:style-name="1,4cel-Tempo"/>
          <table:table-cell table:style-name="1,4cel-Tempo"/>
          <table:table-cell table:style-name="1,4cel-Tempo"/>
        </table:table-row>
        <table:table-row table:style-name="_row-Tempo"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1,4cel-Tempo"/>
        </table:table-row>
        <table:table-row table:style-name="_row-Tempo">
          <table:table-cell table:style-name="5,1cel-Tempo" table:number-columns-spanned="5" office:value-type="string">
            <text:p>Resumo</text:p>
          </table:table-cell>
          <table:covered-table-cell table:number-columns-repeated="4"/>
          <table:table-cell table:style-name="5,6cel-Tempo"/>
        </table:table-row>
        <table:table-row table:style-name="_row-Tempo">
          <table:table-cell table:style-name="5,1cel-Tempo" table:number-columns-spanned="2" office:value-type="string">
            <text:p>Tarefa</text:p>
          </table:table-cell>
          <table:covered-table-cell/>
          <table:table-cell table:style-name="5,1cel-Tempo" office:value-type="string">
            <text:p>Previsão</text:p>
          </table:table-cell>
          <table:table-cell table:style-name="5,1cel-Tempo" office:value-type="string">
            <text:p>Duração</text:p>
          </table:table-cell>
          <table:table-cell table:style-name="5,1cel-Tempo" office:value-type="string">
            <text:p>Diferença</text:p>
          </table:table-cell>
          <table:table-cell table:style-name="5,6cel-Tempo"/>
        </table:table-row>
        <table:table-row table:style-name="_row-Tempo">
          <table:table-cell table:style-name="7,1cel-Tempo" table:number-columns-spanned="2" office:value-type="string">
            <text:p>Tarefa 1</text:p>
          </table:table-cell>
          <table:covered-table-cell/>
          <table:table-cell table:style-name="7,3cel-Tempo"/>
          <table:table-cell table:style-name="7,3cel-Tempo" table:formula="oooc:=[$Tempo.$F$28]" office:value-type="string">
            <text:p>#ERROR!</text:p>
          </table:table-cell>
          <table:table-cell table:style-name="7,3cel-Tempo" table:formula="oooc:=[.C7]-[.D7]" office:value-type="string">
            <text:p>#ERROR!</text:p>
          </table:table-cell>
          <table:table-cell table:style-name="5,6cel-Tempo"/>
        </table:table-row>
        <table:table-row table:style-name="_row-Tempo">
          <table:table-cell table:style-name="7,1cel-Tempo" table:number-columns-spanned="2" office:value-type="string">
            <text:p>Tarefa 2</text:p>
          </table:table-cell>
          <table:covered-table-cell/>
          <table:table-cell table:style-name="7,3cel-Tempo"/>
          <table:table-cell table:style-name="7,3cel-Tempo" table:formula="oooc:=[$Tempo.$F$40]" office:value-type="string">
            <text:p>#ERROR!</text:p>
          </table:table-cell>
          <table:table-cell table:style-name="7,3cel-Tempo" table:formula="oooc:=[.C8]-[.D8]" office:value-type="string">
            <text:p>#ERROR!</text:p>
          </table:table-cell>
          <table:table-cell table:style-name="5,6cel-Tempo"/>
        </table:table-row>
        <table:table-row table:style-name="_row-Tempo">
          <table:table-cell table:style-name="7,1cel-Tempo" table:number-columns-spanned="2" office:value-type="string">
            <text:p>Tarefa 3</text:p>
          </table:table-cell>
          <table:covered-table-cell/>
          <table:table-cell table:style-name="7,3cel-Tempo"/>
          <table:table-cell table:style-name="7,3cel-Tempo" table:formula="oooc:=[$Tempo.$F$52]" office:value-type="string">
            <text:p>#ERROR!</text:p>
          </table:table-cell>
          <table:table-cell table:style-name="7,3cel-Tempo" table:formula="oooc:=[.C9]-[.D9]" office:value-type="string">
            <text:p>#ERROR!</text:p>
          </table:table-cell>
          <table:table-cell table:style-name="5,6cel-Tempo"/>
        </table:table-row>
        <table:table-row table:style-name="_row-Tempo">
          <table:table-cell table:style-name="7,1cel-Tempo" table:number-columns-spanned="2" office:value-type="string">
            <text:p>Tarefa 4</text:p>
          </table:table-cell>
          <table:covered-table-cell/>
          <table:table-cell table:style-name="7,3cel-Tempo"/>
          <table:table-cell table:style-name="7,3cel-Tempo" table:formula="oooc:=[$Tempo.$F$64]" office:value-type="string">
            <text:p>#ERROR!</text:p>
          </table:table-cell>
          <table:table-cell table:style-name="7,3cel-Tempo" table:formula="oooc:=[.C10]-[.D10]" office:value-type="string">
            <text:p>#ERROR!</text:p>
          </table:table-cell>
          <table:table-cell table:style-name="5,6cel-Tempo"/>
        </table:table-row>
        <table:table-row table:style-name="_row-Tempo">
          <table:table-cell table:style-name="7,1cel-Tempo" table:number-columns-spanned="2" office:value-type="string">
            <text:p>Tarefa 5</text:p>
          </table:table-cell>
          <table:covered-table-cell/>
          <table:table-cell table:style-name="7,3cel-Tempo"/>
          <table:table-cell table:style-name="7,3cel-Tempo" table:formula="oooc:=[$Tempo.$F$76]" office:value-type="string">
            <text:p>#ERROR!</text:p>
          </table:table-cell>
          <table:table-cell table:style-name="7,3cel-Tempo" table:formula="oooc:=[.C11]-[.D11]" office:value-type="string">
            <text:p>#ERROR!</text:p>
          </table:table-cell>
          <table:table-cell table:style-name="5,6cel-Tempo"/>
        </table:table-row>
        <table:table-row table:style-name="_row-Tempo">
          <table:table-cell table:style-name="7,1cel-Tempo" table:number-columns-spanned="2" office:value-type="string">
            <text:p>Tarefa 6</text:p>
          </table:table-cell>
          <table:covered-table-cell/>
          <table:table-cell table:style-name="7,3cel-Tempo"/>
          <table:table-cell table:style-name="7,3cel-Tempo" table:formula="oooc:=[$Tempo.$F$88]" office:value-type="string">
            <text:p>#ERROR!</text:p>
          </table:table-cell>
          <table:table-cell table:style-name="7,3cel-Tempo" table:formula="oooc:=[.C12]-[.D12]" office:value-type="string">
            <text:p>#ERROR!</text:p>
          </table:table-cell>
          <table:table-cell table:style-name="5,6cel-Tempo"/>
        </table:table-row>
        <table:table-row table:style-name="_row-Tempo">
          <table:table-cell table:style-name="7,1cel-Tempo" table:number-columns-spanned="2" office:value-type="string">
            <text:p>Tarefa 7</text:p>
          </table:table-cell>
          <table:covered-table-cell/>
          <table:table-cell table:style-name="7,3cel-Tempo"/>
          <table:table-cell table:style-name="7,3cel-Tempo" table:formula="oooc:=[$Tempo.$F$100]" office:value-type="string">
            <text:p>#ERROR!</text:p>
          </table:table-cell>
          <table:table-cell table:style-name="7,3cel-Tempo" table:formula="oooc:=[.C13]-[.D13]" office:value-type="string">
            <text:p>#ERROR!</text:p>
          </table:table-cell>
          <table:table-cell table:style-name="5,6cel-Tempo"/>
        </table:table-row>
        <table:table-row table:style-name="_row-Tempo">
          <table:table-cell table:style-name="7,1cel-Tempo" table:number-columns-spanned="2" office:value-type="string">
            <text:p>Tarefa 8</text:p>
          </table:table-cell>
          <table:covered-table-cell/>
          <table:table-cell table:style-name="7,3cel-Tempo"/>
          <table:table-cell table:style-name="7,3cel-Tempo" table:formula="oooc:=[$Tempo.$F$112]" office:value-type="string">
            <text:p>#ERROR!</text:p>
          </table:table-cell>
          <table:table-cell table:style-name="7,3cel-Tempo" table:formula="oooc:=[.C14]-[.D14]" office:value-type="string">
            <text:p>#ERROR!</text:p>
          </table:table-cell>
          <table:table-cell table:style-name="5,6cel-Tempo"/>
        </table:table-row>
        <table:table-row table:style-name="_row-Tempo">
          <table:table-cell table:style-name="15,1cel-Tempo"/>
          <table:table-cell table:style-name="15,2cel-Tempo" office:value-type="string">
            <text:p>Total</text:p>
          </table:table-cell>
          <table:table-cell table:style-name="7,3cel-Tempo" table:formula="oooc:=SUM([.C7:.C14])" office:value-type="time" office:time-value="PT0H00M00S">
            <text:p>00:00:00</text:p>
          </table:table-cell>
          <table:table-cell table:style-name="7,3cel-Tempo" table:formula="oooc:=SUM([.D7:.D14])" office:value-type="string">
            <text:p>#ERROR!</text:p>
          </table:table-cell>
          <table:table-cell table:style-name="7,3cel-Tempo" table:formula="oooc:=[.C15]-[.D15]" office:value-type="string">
            <text:p>#ERROR!</text:p>
          </table:table-cell>
          <table:table-cell table:style-name="5,6cel-Tempo"/>
        </table:table-row>
        <table:table-row table:style-name="_row-Tempo">
          <table:table-cell table:style-name="1,4cel-Tempo"/>
          <table:table-cell table:style-name="1,4cel-Tempo"/>
          <table:table-cell table:style-name="15,1cel-Tempo"/>
          <table:table-cell table:style-name="15,1cel-Tempo"/>
          <table:table-cell table:style-name="15,1cel-Tempo"/>
          <table:table-cell table:style-name="1,4cel-Tempo"/>
        </table:table-row>
        <table:table-row table:style-name="_row-Tempo">
          <table:table-cell table:style-name="1,4cel-Tempo"/>
          <table:table-cell table:style-name="1,4cel-Tempo"/>
          <table:table-cell table:style-name="1,4cel-Tempo"/>
          <table:table-cell table:style-name="1,4cel-Tempo"/>
          <table:table-cell table:style-name="1,4cel-Tempo"/>
          <table:table-cell table:style-name="1,4cel-Tempo"/>
        </table:table-row>
        <table:table-row table:style-name="_row-Tempo"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</table:table-row>
        <table:table-row table:style-name="_row-Tempo">
          <table:table-cell table:style-name="7,1cel-Tempo" table:formula="oooc:=[$Tempo.$A$7]" table:number-columns-spanned="2" office:value-type="string">
            <text:p>#ERROR!</text:p>
          </table:table-cell>
          <table:covered-table-cell/>
          <table:table-cell table:style-name="5,1cel-Tempo" office:value-type="string">
            <text:p>Data</text:p>
          </table:table-cell>
          <table:table-cell table:style-name="5,1cel-Tempo" office:value-type="string">
            <text:p>Início</text:p>
          </table:table-cell>
          <table:table-cell table:style-name="5,1cel-Tempo" office:value-type="string">
            <text:p>Fim</text:p>
          </table:table-cell>
          <table:table-cell table:style-name="5,1cel-Tempo" office:value-type="string">
            <text:p>Duração</text:p>
          </table:table-cell>
        </table:table-row>
        <table:table-row table:style-name="_row-Tempo">
          <table:table-cell table:style-name="20,1cel-Tempo"/>
          <table:table-cell table:style-name="20,2cel-Tempo" office:value-type="string">
            <text:p>Subtask 1</text:p>
          </table:table-cell>
          <table:table-cell table:style-name="20,3cel-Tempo"/>
          <table:table-cell table:style-name="20,4cel-Tempo"/>
          <table:table-cell table:style-name="20,4cel-Tempo"/>
          <table:table-cell table:style-name="7,3cel-Tempo" table:formula="oooc:=[.E20]-[.D20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21]-[.D21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22]-[.D22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23]-[.D23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24]-[.D24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25]-[.D25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26]-[.D26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27]-[.D27]" office:value-type="time" office:time-value="PT0H00M00S">
            <text:p>00:00:00</text:p>
          </table:table-cell>
        </table:table-row>
        <table:table-row table:style-name="_row-Tempo">
          <table:table-cell table:style-name="28,1cel-Tempo"/>
          <table:table-cell table:style-name="28,2cel-Tempo"/>
          <table:table-cell table:style-name="28,2cel-Tempo"/>
          <table:table-cell table:style-name="28,4cel-Tempo"/>
          <table:table-cell table:style-name="28,5cel-Tempo"/>
          <table:table-cell table:style-name="7,3cel-Tempo" table:formula="oooc:=SUM([.F20:.F27])" office:value-type="time" office:time-value="PT0H00M00S">
            <text:p>00:00:00</text:p>
          </table:table-cell>
        </table:table-row>
        <table:table-row table:style-name="_row-Tempo">
          <table:table-cell table:style-name="15,1cel-Tempo"/>
          <table:table-cell table:style-name="15,1cel-Tempo"/>
          <table:table-cell table:style-name="15,1cel-Tempo"/>
          <table:table-cell table:style-name="15,1cel-Tempo"/>
          <table:table-cell table:style-name="15,1cel-Tempo"/>
          <table:table-cell table:style-name="15,1cel-Tempo"/>
        </table:table-row>
        <table:table-row table:style-name="_row-Tempo"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</table:table-row>
        <table:table-row table:style-name="_row-Tempo">
          <table:table-cell table:style-name="7,1cel-Tempo" table:formula="oooc:=[$Tempo.$A$8]" table:number-columns-spanned="2" office:value-type="string">
            <text:p>#ERROR!</text:p>
          </table:table-cell>
          <table:covered-table-cell/>
          <table:table-cell table:style-name="5,1cel-Tempo" office:value-type="string">
            <text:p>Data</text:p>
          </table:table-cell>
          <table:table-cell table:style-name="5,1cel-Tempo" office:value-type="string">
            <text:p>Início</text:p>
          </table:table-cell>
          <table:table-cell table:style-name="5,1cel-Tempo" office:value-type="string">
            <text:p>Fim</text:p>
          </table:table-cell>
          <table:table-cell table:style-name="5,1cel-Tempo" office:value-type="string">
            <text:p>Duração</text:p>
          </table:table-cell>
        </table:table-row>
        <table:table-row table:style-name="_row-Tempo">
          <table:table-cell table:style-name="20,1cel-Tempo"/>
          <table:table-cell table:style-name="20,2cel-Tempo" office:value-type="string">
            <text:p>Subtask 1</text:p>
          </table:table-cell>
          <table:table-cell table:style-name="20,3cel-Tempo"/>
          <table:table-cell table:style-name="20,4cel-Tempo"/>
          <table:table-cell table:style-name="20,4cel-Tempo"/>
          <table:table-cell table:style-name="7,3cel-Tempo" table:formula="oooc:=[.E32]-[.D32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33]-[.D33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34]-[.D34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35]-[.D35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36]-[.D36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37]-[.D37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38]-[.D38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39]-[.D39]" office:value-type="time" office:time-value="PT0H00M00S">
            <text:p>00:00:00</text:p>
          </table:table-cell>
        </table:table-row>
        <table:table-row table:style-name="_row-Tempo">
          <table:table-cell table:style-name="28,1cel-Tempo"/>
          <table:table-cell table:style-name="28,2cel-Tempo"/>
          <table:table-cell table:style-name="28,2cel-Tempo"/>
          <table:table-cell table:style-name="28,4cel-Tempo"/>
          <table:table-cell table:style-name="28,5cel-Tempo"/>
          <table:table-cell table:style-name="7,3cel-Tempo" table:formula="oooc:=SUM([.F32:.F39])" office:value-type="time" office:time-value="PT0H00M00S">
            <text:p>00:00:00</text:p>
          </table:table-cell>
        </table:table-row>
        <table:table-row table:style-name="_row-Tempo">
          <table:table-cell table:style-name="15,1cel-Tempo"/>
          <table:table-cell table:style-name="15,1cel-Tempo"/>
          <table:table-cell table:style-name="15,1cel-Tempo"/>
          <table:table-cell table:style-name="15,1cel-Tempo"/>
          <table:table-cell table:style-name="15,1cel-Tempo"/>
          <table:table-cell table:style-name="15,1cel-Tempo"/>
        </table:table-row>
        <table:table-row table:style-name="_row-Tempo"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</table:table-row>
        <table:table-row table:style-name="_row-Tempo">
          <table:table-cell table:style-name="7,1cel-Tempo" table:formula="oooc:=[$Tempo.$A$9]" table:number-columns-spanned="2" office:value-type="string">
            <text:p>#ERROR!</text:p>
          </table:table-cell>
          <table:covered-table-cell/>
          <table:table-cell table:style-name="5,1cel-Tempo" office:value-type="string">
            <text:p>Data</text:p>
          </table:table-cell>
          <table:table-cell table:style-name="5,1cel-Tempo" office:value-type="string">
            <text:p>Início</text:p>
          </table:table-cell>
          <table:table-cell table:style-name="5,1cel-Tempo" office:value-type="string">
            <text:p>Fim</text:p>
          </table:table-cell>
          <table:table-cell table:style-name="5,1cel-Tempo" office:value-type="string">
            <text:p>Duração</text:p>
          </table:table-cell>
        </table:table-row>
        <table:table-row table:style-name="_row-Tempo">
          <table:table-cell table:style-name="20,1cel-Tempo"/>
          <table:table-cell table:style-name="20,2cel-Tempo" office:value-type="string">
            <text:p>Subtask 1</text:p>
          </table:table-cell>
          <table:table-cell table:style-name="20,3cel-Tempo"/>
          <table:table-cell table:style-name="20,4cel-Tempo"/>
          <table:table-cell table:style-name="20,4cel-Tempo"/>
          <table:table-cell table:style-name="7,3cel-Tempo" table:formula="oooc:=[.E44]-[.D44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45]-[.D45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46]-[.D46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47]-[.D47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48]-[.D48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49]-[.D49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50]-[.D50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51]-[.D51]" office:value-type="time" office:time-value="PT0H00M00S">
            <text:p>00:00:00</text:p>
          </table:table-cell>
        </table:table-row>
        <table:table-row table:style-name="_row-Tempo">
          <table:table-cell table:style-name="28,1cel-Tempo"/>
          <table:table-cell table:style-name="28,2cel-Tempo"/>
          <table:table-cell table:style-name="28,2cel-Tempo"/>
          <table:table-cell table:style-name="28,4cel-Tempo"/>
          <table:table-cell table:style-name="28,5cel-Tempo"/>
          <table:table-cell table:style-name="7,3cel-Tempo" table:formula="oooc:=SUM([.F44:.F51])" office:value-type="time" office:time-value="PT0H00M00S">
            <text:p>00:00:00</text:p>
          </table:table-cell>
        </table:table-row>
        <table:table-row table:style-name="_row-Tempo">
          <table:table-cell table:style-name="15,1cel-Tempo"/>
          <table:table-cell table:style-name="15,1cel-Tempo"/>
          <table:table-cell table:style-name="15,1cel-Tempo"/>
          <table:table-cell table:style-name="15,1cel-Tempo"/>
          <table:table-cell table:style-name="15,1cel-Tempo"/>
          <table:table-cell table:style-name="15,1cel-Tempo"/>
        </table:table-row>
        <table:table-row table:style-name="_row-Tempo"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</table:table-row>
        <table:table-row table:style-name="_row-Tempo">
          <table:table-cell table:style-name="7,1cel-Tempo" table:formula="oooc:=[$Tempo.$A$10]" table:number-columns-spanned="2" office:value-type="string">
            <text:p>#ERROR!</text:p>
          </table:table-cell>
          <table:covered-table-cell/>
          <table:table-cell table:style-name="5,1cel-Tempo" office:value-type="string">
            <text:p>Data</text:p>
          </table:table-cell>
          <table:table-cell table:style-name="5,1cel-Tempo" office:value-type="string">
            <text:p>Início</text:p>
          </table:table-cell>
          <table:table-cell table:style-name="5,1cel-Tempo" office:value-type="string">
            <text:p>Fim</text:p>
          </table:table-cell>
          <table:table-cell table:style-name="5,1cel-Tempo" office:value-type="string">
            <text:p>Duração</text:p>
          </table:table-cell>
        </table:table-row>
        <table:table-row table:style-name="_row-Tempo">
          <table:table-cell table:style-name="20,1cel-Tempo"/>
          <table:table-cell table:style-name="20,2cel-Tempo" office:value-type="string">
            <text:p>Subtask 1</text:p>
          </table:table-cell>
          <table:table-cell table:style-name="20,3cel-Tempo"/>
          <table:table-cell table:style-name="20,4cel-Tempo"/>
          <table:table-cell table:style-name="20,4cel-Tempo"/>
          <table:table-cell table:style-name="7,3cel-Tempo" table:formula="oooc:=[.E56]-[.D56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57]-[.D57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58]-[.D58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59]-[.D59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60]-[.D60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61]-[.D61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62]-[.D62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63]-[.D63]" office:value-type="time" office:time-value="PT0H00M00S">
            <text:p>00:00:00</text:p>
          </table:table-cell>
        </table:table-row>
        <table:table-row table:style-name="_row-Tempo">
          <table:table-cell table:style-name="28,1cel-Tempo"/>
          <table:table-cell table:style-name="28,2cel-Tempo"/>
          <table:table-cell table:style-name="28,2cel-Tempo"/>
          <table:table-cell table:style-name="28,4cel-Tempo"/>
          <table:table-cell table:style-name="28,5cel-Tempo"/>
          <table:table-cell table:style-name="7,3cel-Tempo" table:formula="oooc:=SUM([.F56:.F63])" office:value-type="time" office:time-value="PT0H00M00S">
            <text:p>00:00:00</text:p>
          </table:table-cell>
        </table:table-row>
        <table:table-row table:style-name="_row-Tempo">
          <table:table-cell table:style-name="15,1cel-Tempo"/>
          <table:table-cell table:style-name="15,1cel-Tempo"/>
          <table:table-cell table:style-name="15,1cel-Tempo"/>
          <table:table-cell table:style-name="15,1cel-Tempo"/>
          <table:table-cell table:style-name="15,1cel-Tempo"/>
          <table:table-cell table:style-name="15,1cel-Tempo"/>
        </table:table-row>
        <table:table-row table:style-name="_row-Tempo"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</table:table-row>
        <table:table-row table:style-name="_row-Tempo">
          <table:table-cell table:style-name="7,1cel-Tempo" table:formula="oooc:=[$Tempo.$A$11]" table:number-columns-spanned="2" office:value-type="string">
            <text:p>#ERROR!</text:p>
          </table:table-cell>
          <table:covered-table-cell/>
          <table:table-cell table:style-name="5,1cel-Tempo" office:value-type="string">
            <text:p>Data</text:p>
          </table:table-cell>
          <table:table-cell table:style-name="5,1cel-Tempo" office:value-type="string">
            <text:p>Início</text:p>
          </table:table-cell>
          <table:table-cell table:style-name="5,1cel-Tempo" office:value-type="string">
            <text:p>Fim</text:p>
          </table:table-cell>
          <table:table-cell table:style-name="5,1cel-Tempo" office:value-type="string">
            <text:p>Duração</text:p>
          </table:table-cell>
        </table:table-row>
        <table:table-row table:style-name="_row-Tempo">
          <table:table-cell table:style-name="20,1cel-Tempo"/>
          <table:table-cell table:style-name="20,2cel-Tempo" office:value-type="string">
            <text:p>Subtask 1</text:p>
          </table:table-cell>
          <table:table-cell table:style-name="20,3cel-Tempo"/>
          <table:table-cell table:style-name="20,4cel-Tempo"/>
          <table:table-cell table:style-name="20,4cel-Tempo"/>
          <table:table-cell table:style-name="7,3cel-Tempo" table:formula="oooc:=[.E68]-[.D68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69]-[.D69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70]-[.D70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71]-[.D71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72]-[.D72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73]-[.D73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74]-[.D74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75]-[.D75]" office:value-type="time" office:time-value="PT0H00M00S">
            <text:p>00:00:00</text:p>
          </table:table-cell>
        </table:table-row>
        <table:table-row table:style-name="_row-Tempo">
          <table:table-cell table:style-name="28,1cel-Tempo"/>
          <table:table-cell table:style-name="28,2cel-Tempo"/>
          <table:table-cell table:style-name="28,2cel-Tempo"/>
          <table:table-cell table:style-name="28,4cel-Tempo"/>
          <table:table-cell table:style-name="28,5cel-Tempo"/>
          <table:table-cell table:style-name="7,3cel-Tempo" table:formula="oooc:=SUM([.F68:.F75])" office:value-type="time" office:time-value="PT0H00M00S">
            <text:p>00:00:00</text:p>
          </table:table-cell>
        </table:table-row>
        <table:table-row table:style-name="_row-Tempo">
          <table:table-cell table:style-name="15,1cel-Tempo"/>
          <table:table-cell table:style-name="15,1cel-Tempo"/>
          <table:table-cell table:style-name="15,1cel-Tempo"/>
          <table:table-cell table:style-name="15,1cel-Tempo"/>
          <table:table-cell table:style-name="15,1cel-Tempo"/>
          <table:table-cell table:style-name="15,1cel-Tempo"/>
        </table:table-row>
        <table:table-row table:style-name="_row-Tempo"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</table:table-row>
        <table:table-row table:style-name="_row-Tempo">
          <table:table-cell table:style-name="7,1cel-Tempo" table:formula="oooc:=[$Tempo.$A$12]" table:number-columns-spanned="2" office:value-type="string">
            <text:p>#ERROR!</text:p>
          </table:table-cell>
          <table:covered-table-cell/>
          <table:table-cell table:style-name="5,1cel-Tempo" office:value-type="string">
            <text:p>Data</text:p>
          </table:table-cell>
          <table:table-cell table:style-name="5,1cel-Tempo" office:value-type="string">
            <text:p>Início</text:p>
          </table:table-cell>
          <table:table-cell table:style-name="5,1cel-Tempo" office:value-type="string">
            <text:p>Fim</text:p>
          </table:table-cell>
          <table:table-cell table:style-name="5,1cel-Tempo" office:value-type="string">
            <text:p>Duração</text:p>
          </table:table-cell>
        </table:table-row>
        <table:table-row table:style-name="_row-Tempo">
          <table:table-cell table:style-name="20,1cel-Tempo"/>
          <table:table-cell table:style-name="20,2cel-Tempo" office:value-type="string">
            <text:p>Subtask 1</text:p>
          </table:table-cell>
          <table:table-cell table:style-name="20,3cel-Tempo"/>
          <table:table-cell table:style-name="20,4cel-Tempo"/>
          <table:table-cell table:style-name="20,4cel-Tempo"/>
          <table:table-cell table:style-name="7,3cel-Tempo" table:formula="oooc:=[.E80]-[.D80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81]-[.D81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82]-[.D82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83]-[.D83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84]-[.D84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85]-[.D85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86]-[.D86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87]-[.D87]" office:value-type="time" office:time-value="PT0H00M00S">
            <text:p>00:00:00</text:p>
          </table:table-cell>
        </table:table-row>
        <table:table-row table:style-name="_row-Tempo">
          <table:table-cell table:style-name="28,1cel-Tempo"/>
          <table:table-cell table:style-name="28,2cel-Tempo"/>
          <table:table-cell table:style-name="28,2cel-Tempo"/>
          <table:table-cell table:style-name="28,4cel-Tempo"/>
          <table:table-cell table:style-name="28,5cel-Tempo"/>
          <table:table-cell table:style-name="7,3cel-Tempo" table:formula="oooc:=SUM([.F80:.F87])" office:value-type="time" office:time-value="PT0H00M00S">
            <text:p>00:00:00</text:p>
          </table:table-cell>
        </table:table-row>
        <table:table-row table:style-name="_row-Tempo">
          <table:table-cell table:style-name="15,1cel-Tempo"/>
          <table:table-cell table:style-name="15,1cel-Tempo"/>
          <table:table-cell table:style-name="15,1cel-Tempo"/>
          <table:table-cell table:style-name="15,1cel-Tempo"/>
          <table:table-cell table:style-name="15,1cel-Tempo"/>
          <table:table-cell table:style-name="15,1cel-Tempo"/>
        </table:table-row>
        <table:table-row table:style-name="_row-Tempo"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</table:table-row>
        <table:table-row table:style-name="_row-Tempo">
          <table:table-cell table:style-name="7,1cel-Tempo" table:formula="oooc:=[$Tempo.$A$13]" table:number-columns-spanned="2" office:value-type="string">
            <text:p>#ERROR!</text:p>
          </table:table-cell>
          <table:covered-table-cell/>
          <table:table-cell table:style-name="5,1cel-Tempo" office:value-type="string">
            <text:p>Data</text:p>
          </table:table-cell>
          <table:table-cell table:style-name="5,1cel-Tempo" office:value-type="string">
            <text:p>Início</text:p>
          </table:table-cell>
          <table:table-cell table:style-name="5,1cel-Tempo" office:value-type="string">
            <text:p>Fim</text:p>
          </table:table-cell>
          <table:table-cell table:style-name="5,1cel-Tempo" office:value-type="string">
            <text:p>Duração</text:p>
          </table:table-cell>
        </table:table-row>
        <table:table-row table:style-name="_row-Tempo">
          <table:table-cell table:style-name="20,1cel-Tempo"/>
          <table:table-cell table:style-name="20,2cel-Tempo" office:value-type="string">
            <text:p>Subtask 1</text:p>
          </table:table-cell>
          <table:table-cell table:style-name="20,3cel-Tempo"/>
          <table:table-cell table:style-name="20,4cel-Tempo"/>
          <table:table-cell table:style-name="20,4cel-Tempo"/>
          <table:table-cell table:style-name="7,3cel-Tempo" table:formula="oooc:=[.E92]-[.D92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93]-[.D93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94]-[.D94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95]-[.D95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96]-[.D96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97]-[.D97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98]-[.D98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99]-[.D99]" office:value-type="time" office:time-value="PT0H00M00S">
            <text:p>00:00:00</text:p>
          </table:table-cell>
        </table:table-row>
        <table:table-row table:style-name="_row-Tempo">
          <table:table-cell table:style-name="28,1cel-Tempo"/>
          <table:table-cell table:style-name="28,2cel-Tempo"/>
          <table:table-cell table:style-name="28,2cel-Tempo"/>
          <table:table-cell table:style-name="28,4cel-Tempo"/>
          <table:table-cell table:style-name="28,5cel-Tempo"/>
          <table:table-cell table:style-name="7,3cel-Tempo" table:formula="oooc:=SUM([.F92:.F99])" office:value-type="time" office:time-value="PT0H00M00S">
            <text:p>00:00:00</text:p>
          </table:table-cell>
        </table:table-row>
        <table:table-row table:style-name="_row-Tempo">
          <table:table-cell table:style-name="15,1cel-Tempo"/>
          <table:table-cell table:style-name="15,1cel-Tempo"/>
          <table:table-cell table:style-name="15,1cel-Tempo"/>
          <table:table-cell table:style-name="15,1cel-Tempo"/>
          <table:table-cell table:style-name="15,1cel-Tempo"/>
          <table:table-cell table:style-name="15,1cel-Tempo"/>
        </table:table-row>
        <table:table-row table:style-name="_row-Tempo"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  <table:table-cell table:style-name="4,1cel-Tempo"/>
        </table:table-row>
        <table:table-row table:style-name="_row-Tempo">
          <table:table-cell table:style-name="7,1cel-Tempo" table:formula="oooc:=[$Tempo.$A$14]" table:number-columns-spanned="2" office:value-type="string">
            <text:p>#ERROR!</text:p>
          </table:table-cell>
          <table:covered-table-cell/>
          <table:table-cell table:style-name="5,1cel-Tempo" office:value-type="string">
            <text:p>Data</text:p>
          </table:table-cell>
          <table:table-cell table:style-name="5,1cel-Tempo" office:value-type="string">
            <text:p>Início</text:p>
          </table:table-cell>
          <table:table-cell table:style-name="5,1cel-Tempo" office:value-type="string">
            <text:p>Fim</text:p>
          </table:table-cell>
          <table:table-cell table:style-name="5,1cel-Tempo" office:value-type="string">
            <text:p>Duração</text:p>
          </table:table-cell>
        </table:table-row>
        <table:table-row table:style-name="_row-Tempo">
          <table:table-cell table:style-name="20,1cel-Tempo"/>
          <table:table-cell table:style-name="20,2cel-Tempo" office:value-type="string">
            <text:p>Subtask 1</text:p>
          </table:table-cell>
          <table:table-cell table:style-name="20,3cel-Tempo"/>
          <table:table-cell table:style-name="20,4cel-Tempo"/>
          <table:table-cell table:style-name="20,4cel-Tempo"/>
          <table:table-cell table:style-name="7,3cel-Tempo" table:formula="oooc:=[.E104]-[.D104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105]-[.D105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106]-[.D106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107]-[.D107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108]-[.D108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109]-[.D109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110]-[.D110]" office:value-type="time" office:time-value="PT0H00M00S">
            <text:p>00:00:00</text:p>
          </table:table-cell>
        </table:table-row>
        <table:table-row table:style-name="_row-Tempo">
          <table:table-cell table:style-name="5,6cel-Tempo"/>
          <table:table-cell table:style-name="20,2cel-Tempo"/>
          <table:table-cell table:style-name="20,3cel-Tempo"/>
          <table:table-cell table:style-name="20,4cel-Tempo"/>
          <table:table-cell table:style-name="20,4cel-Tempo"/>
          <table:table-cell table:style-name="7,3cel-Tempo" table:formula="oooc:=[.E111]-[.D111]" office:value-type="time" office:time-value="PT0H00M00S">
            <text:p>00:00:00</text:p>
          </table:table-cell>
        </table:table-row>
        <table:table-row table:style-name="_row-Tempo">
          <table:table-cell table:style-name="28,1cel-Tempo"/>
          <table:table-cell table:style-name="28,2cel-Tempo"/>
          <table:table-cell table:style-name="28,2cel-Tempo"/>
          <table:table-cell table:style-name="28,4cel-Tempo"/>
          <table:table-cell table:style-name="28,5cel-Tempo"/>
          <table:table-cell table:style-name="7,3cel-Tempo" table:formula="oooc:=SUM([.F104:.F111])" office:value-type="time" office:time-value="PT0H00M00S">
            <text:p>00:00:00</text:p>
          </table:table-cell>
        </table:table-row>
      </table:table>
      <table:table table:name="Observações">
        <table:table-column table:style-name="1col-Observações" table:default-cell-style-name="Default"/>
        <table:table-column table:style-name="2col-Observações" table:number-columns-repeated="4" table:default-cell-style-name="Default"/>
        <table:table-row table:style-name="_row-Observações">
          <table:table-cell table:style-name="1,3cel-Tempo" office:value-type="string">
            <text:p>Projeto – Modelo</text:p>
          </table:table-cell>
          <table:table-cell table:style-name="1,4cel-Tempo"/>
          <table:table-cell table:style-name="1,4cel-Tempo"/>
          <table:table-cell table:style-name="1,4cel-Tempo"/>
          <table:table-cell table:style-name="1,4cel-Tempo"/>
        </table:table-row>
        <table:table-row table:style-name="_row-Observações">
          <table:table-cell table:style-name="1,4cel-Tempo"/>
          <table:table-cell table:style-name="1,4cel-Tempo"/>
          <table:table-cell table:style-name="1,4cel-Tempo"/>
          <table:table-cell table:style-name="1,4cel-Tempo"/>
          <table:table-cell table:style-name="1,4cel-Tempo"/>
        </table:table-row>
        <table:table-row table:style-name="_row-Observações">
          <table:table-cell table:style-name="1,4cel-Tempo"/>
          <table:table-cell table:style-name="1,4cel-Tempo"/>
          <table:table-cell table:style-name="1,4cel-Tempo"/>
          <table:table-cell table:style-name="1,4cel-Tempo"/>
          <table:table-cell table:style-name="1,4cel-Tempo"/>
        </table:table-row>
        <table:table-row table:style-name="_row-Observações">
          <table:table-cell table:style-name="1,4cel-Tempo"/>
          <table:table-cell table:style-name="1,4cel-Tempo"/>
          <table:table-cell table:style-name="1,4cel-Tempo"/>
          <table:table-cell table:style-name="1,4cel-Tempo"/>
          <table:table-cell table:style-name="1,4cel-Tempo"/>
        </table:table-row>
        <table:table-row table:style-name="_row-Observações">
          <table:table-cell table:style-name="1,3cel-Tempo"/>
          <table:table-cell table:style-name="1,4cel-Tempo"/>
          <table:table-cell table:style-name="1,4cel-Tempo"/>
          <table:table-cell table:style-name="1,4cel-Tempo"/>
          <table:table-cell table:style-name="1,4cel-Tempo"/>
        </table:table-row>
        <table:table-row table:style-name="_row-Observações">
          <table:table-cell table:style-name="1,4cel-Tempo"/>
          <table:table-cell table:style-name="1,4cel-Tempo"/>
          <table:table-cell table:style-name="1,4cel-Tempo"/>
          <table:table-cell table:style-name="1,4cel-Tempo"/>
          <table:table-cell table:style-name="1,4cel-Tempo"/>
        </table:table-row>
        <table:table-row table:style-name="_row-Observações">
          <table:table-cell table:style-name="1,4cel-Tempo"/>
          <table:table-cell table:style-name="1,4cel-Tempo"/>
          <table:table-cell table:style-name="1,4cel-Tempo"/>
          <table:table-cell table:style-name="1,4cel-Tempo"/>
          <table:table-cell table:style-name="1,4cel-Tempo"/>
        </table:table-row>
        <table:table-row table:style-name="_row-Observações">
          <table:table-cell table:style-name="1,4cel-Tempo"/>
          <table:table-cell table:style-name="1,4cel-Tempo"/>
          <table:table-cell table:style-name="1,4cel-Tempo"/>
          <table:table-cell table:style-name="1,4cel-Tempo"/>
          <table:table-cell table:style-name="1,4cel-Tempo"/>
        </table:table-row>
        <table:table-row table:style-name="_row-Observações">
          <table:table-cell table:style-name="1,4cel-Tempo"/>
          <table:table-cell table:style-name="1,4cel-Tempo"/>
          <table:table-cell table:style-name="1,4cel-Tempo"/>
          <table:table-cell table:style-name="1,4cel-Tempo"/>
          <table:table-cell table:style-name="1,4cel-Tempo"/>
        </table:table-row>
        <table:table-row table:style-name="_row-Observações">
          <table:table-cell table:style-name="1,4cel-Tempo"/>
          <table:table-cell table:style-name="1,4cel-Tempo"/>
          <table:table-cell table:style-name="1,4cel-Tempo"/>
          <table:table-cell table:style-name="1,4cel-Tempo"/>
          <table:table-cell table:style-name="1,4cel-Tempo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